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699" officeooo:paragraph-rsid="0004bcd5"/>
    </style:style>
    <style:style style:name="T1" style:family="text">
      <style:text-properties officeooo:rsid="0004bc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urrently Rhythmbox has no way of exporting radio stations. <text:s/>A method of exporting would be useful for cloning to another computer or when installing a new operating system. <text:s/></text:span>RdoChan extracts radio channels from a Rhythmbox profile file, <text:span text:style-name="T1">which contains the radio channels among a list of other things</text:span>. <text:s/><text:span text:style-name="T1"><text:s text:c="2"/></text:span>It was written, more or less, as a way of practicing Ruby, and trying out G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09:46:39.150124827</meta:creation-date>
    <dc:date>2014-07-19T09:55:05.339344408</dc:date>
    <meta:editing-duration>PT4M31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" meta:word-count="64" meta:character-count="383" meta:non-whitespace-character-count="315"/>
  </office:meta>
</office:document-meta>
</file>